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307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lemme</text:p>
          </table:table-cell>
          <table:table-cell office:value-type="string" table:style-name="ce1">
            <text:p>https://de.farnell.com/phoenix-contact/1711725/klemmblock-print-schraub-2pol/dp/3041165?st=terminal%20block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220 Ohm</text:p>
          </table:table-cell>
          <table:table-cell office:value-type="string" table:style-name="ce1">
            <text:p>https://de.farnell.com/vishay/crcw0805220rfkeahp/dickschichtwiderstand-220r-1-0/dp/173895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0 Ohm (1206)</text:p>
          </table:table-cell>
          <table:table-cell office:value-type="string" table:style-name="ce1">
            <text:p>https://de.farnell.com/multicomp/mcmr12x000-ptl/widerstand-0r0-0-25w-1206-keramik/dp/207387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0 Ohm (0805)</text:p>
          </table:table-cell>
          <table:table-cell office:value-type="string" table:style-name="ce1">
            <text:p>https://de.farnell.com/multicomp/mcmr08x000-ptl/widerstand-0r0-0-125w-0805-keramik/dp/207360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10 Ohm</text:p>
          </table:table-cell>
          <table:table-cell office:value-type="string" table:style-name="ce1">
            <text:p>https://de.farnell.com/multicomp/mcmr12x100-jtl/keramikwiderstand-10r-5-0-25w/dp/20738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7 µH</text:p>
          </table:table-cell>
          <table:table-cell office:value-type="string" table:style-name="ce1">
            <text:p>https://de.farnell.com/tdk/mlz2012m4r7wt/induktivit-t-4-7uh-20-geschirmt/dp/221565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 Ohm</text:p>
          </table:table-cell>
          <table:table-cell office:value-type="string" table:style-name="ce1">
            <text:p>https://de.farnell.com/vishay/crcw1206100rfkea/dickschichtwiderstand-100r-1-0/dp/146997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0 Ohm</text:p>
          </table:table-cell>
          <table:table-cell office:value-type="string" table:style-name="ce1">
            <text:p>https://de.farnell.com/te-connectivity/crgcq1206f120r/dickschichtwiderstand-120r-1-1206/dp/28615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9 Ohm</text:p>
          </table:table-cell>
          <table:table-cell office:value-type="string" table:style-name="ce1">
            <text:p>https://de.farnell.com/vishay/crcw1206499rfkea/dickschichtwiderstand-499r-1-0/dp/14700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D74HCT125M</text:p>
          </table:table-cell>
          <table:table-cell office:value-type="string" table:style-name="ce1">
            <text:p>https://de.farnell.com/texas-instruments/cd74hct125m/74hct-cmos-smd-74hct125-soic14/dp/1103135?scope=partnumberlookahead&amp;ost=CD74HCT125M+.&amp;searchref=searchlookahead&amp;exaMfpn=true&amp;ddkey=https%3Ade-DE%2FElement14_Germany%2Fw%2Fsearc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uF</text:p>
          </table:table-cell>
          <table:table-cell office:value-type="string" table:style-name="ce1">
            <text:p>https://de.farnell.com/kemet/c1206c105k3racauto/kondensator-1-f-25v-10-x7r-1206/dp/207050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pF</text:p>
          </table:table-cell>
          <table:table-cell office:value-type="string" table:style-name="ce1">
            <text:p>https://de.farnell.com/kemet/c0805c220k5racauto/kondensator-22pf-50v-10-x7r-0805/dp/2905242RL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0nF</text:p>
          </table:table-cell>
          <table:table-cell office:value-type="string" table:style-name="ce1">
            <text:p>https://de.farnell.com/avx/12065c224k4t2a/kondensator-0-22-f-50v-10-x7r/dp/130172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mistor</text:p>
          </table:table-cell>
          <table:table-cell office:value-type="string" table:style-name="ce1">
            <text:p>https://de.farnell.com/epcos/b57861s0103a039/thermistor-ntc-aec-q200-10k-bedrahtet/dp/2672694?st=Ntc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1 kOhm (0805)</text:p>
          </table:table-cell>
          <table:table-cell office:value-type="string" table:style-name="ce1">
            <text:p>https://de.farnell.com/multicomp/mcmr08x102-jtl/keramikwiderstand-1k-5-0-125w/dp/207361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2 kOhm (0805)</text:p>
          </table:table-cell>
          <table:table-cell office:value-type="string" table:style-name="ce1">
            <text:p>https://de.farnell.com/multicomp/mcmr08x2001ftl/keramikwiderstand-2k-1-0-125w/dp/207368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5 kOhm (0805)</text:p>
          </table:table-cell>
          <table:table-cell office:value-type="string" table:style-name="ce1">
            <text:p>https://de.farnell.com/vishay/crcw08055k00fkta/dickschichtwiderstand-5k-1/dp/261675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10 kOhm (0805)</text:p>
          </table:table-cell>
          <table:table-cell office:value-type="string" table:style-name="ce3">
            <text:p><text:a xlink:href="https://de.farnell.com/multicomp/mcmr08x103-jtl/keramikwiderstand-10k-5-0-125w/dp/2073612">https://de.farnell.com/multicomp/mcmr08x103-jtl/keramikwiderstand-10k-5-0-125w/dp/2073612</text:a>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derstand 20 kOhm (0805)</text:p>
          </table:table-cell>
          <table:table-cell office:value-type="string" table:style-name="ce1">
            <text:p>https://de.farnell.com/multicomp/mcmr08x2002ftl/keramikwiderstand-20k-1-0-125w/dp/207368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Jonas Tautz</dc:creator>
    <meta:creation-date>2017-10-20T23:41:04Z</meta:creation-date>
    <dc:date>2019-03-13T20:41:16Z</dc:date>
    <meta:editing-cycles>8</meta:editing-cycles>
    <meta:editing-duration>PT0S</meta:editing-duration>
  </office:meta>
</office:document-meta>
</file>